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1a400f" officeooo:paragraph-rsid="0001b202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01b202" officeooo:paragraph-rsid="0001b202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officeooo:rsid="001a400f" officeooo:paragraph-rsid="0001b202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none" officeooo:rsid="0001b202" officeooo:paragraph-rsid="0001b202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1a400f" officeooo:paragraph-rsid="0001b202" style:font-size-asian="17.5pt" style:font-weight-asian="bold" style:font-size-complex="20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8pt" style:text-underline-style="none" officeooo:rsid="0001b202" officeooo:paragraph-rsid="0001b202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01b202" officeooo:paragraph-rsid="0002efc0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1a400f" officeooo:paragraph-rsid="0002efc0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18pt" officeooo:rsid="001a400f" officeooo:paragraph-rsid="0002efc0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officeooo:rsid="001a400f" officeooo:paragraph-rsid="0002efc0" style:font-size-asian="17.5pt" style:font-weight-asian="bold" style:font-size-complex="20pt" style:font-weight-complex="bold"/>
    </style:style>
    <style:style style:name="T1" style:family="text">
      <style:text-properties officeooo:rsid="0016a82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Gisel House Keeping Web Site</text:p>
      <text:p text:style-name="P10">Site Plan </text:p>
      <text:p text:style-name="P9">Step <text:span text:style-name="T1">3</text:span>: <text:span text:style-name="T1">Determine the Site's General Content</text:span></text:p>
      <text:p text:style-name="P8"/>
      <text:p text:style-name="P7">Value-Added Content</text:p>
      <text:p text:style-name="P2"/>
      <text:p text:style-name="P4">The site's value-added content will include the following:</text:p>
      <text:list xml:id="list3492995747829781878" text:style-name="L1">
        <text:list-item>
          <text:p text:style-name="P6">Company logo</text:p>
        </text:list-item>
        <text:list-item>
          <text:p text:style-name="P6">Photos of Services</text:p>
        </text:list-item>
        <text:list-item>
          <text:p text:style-name="P6">Video clips of customer testimonials and video blogs</text:p>
        </text:list-item>
        <text:list-item>
          <text:p text:style-name="P6">Current news pages with articles and columns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9T14:02:44.162561654</meta:creation-date>
    <dc:date>2014-09-09T14:45:04.223000000</dc:date>
    <meta:editing-duration>P0D</meta:editing-duration>
    <meta:editing-cycles>2</meta:editing-cycles>
    <meta:generator>LibreOffice/4.1.1.2$Windows_x86 LibreOffice_project/7e4286b58adc75a14f6d83f53a03b6c11fa2903</meta:generator>
    <meta:document-statistic meta:table-count="0" meta:image-count="0" meta:object-count="0" meta:page-count="1" meta:paragraph-count="9" meta:word-count="48" meta:character-count="289" meta:non-whitespace-character-count="253"/>
  </office:meta>
</office:document-meta>
</file>